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T3" style:parent-style-name="Bekezdésalapbetűtípusa" style:family="text">
      <style:text-properties fo:font-weight="bold" style:font-weight-asian="bold" style:font-weight-complex="bold"/>
    </style:style>
    <style:style style:name="T4" style:parent-style-name="Bekezdésalapbetűtípusa" style:family="text">
      <style:text-properties fo:font-weight="bold" style:font-weight-asian="bold" style:font-weight-complex="bold"/>
    </style:style>
    <style:style style:name="T5" style:parent-style-name="Bekezdésalapbetűtípusa" style:family="text">
      <style:text-properties fo:font-weight="bold" style:font-weight-asian="bold" style:font-weight-complex="bold"/>
    </style:style>
    <style:style style:name="T6" style:parent-style-name="Bekezdésalapbetűtípusa" style:family="text">
      <style:text-properties fo:font-weight="bold" style:font-weight-asian="bold" style:font-weight-complex="bold"/>
    </style:style>
    <style:style style:name="T7" style:parent-style-name="Bekezdésalapbetűtípusa" style:family="text">
      <style:text-properties fo:font-weight="bold" style:font-weight-asian="bold" style:font-weight-complex="bold"/>
    </style:style>
    <style:style style:name="TableColumn9" style:family="table-column">
      <style:table-column-properties style:column-width="1.3388in"/>
    </style:style>
    <style:style style:name="TableColumn10" style:family="table-column">
      <style:table-column-properties style:column-width="0.7854in"/>
    </style:style>
    <style:style style:name="TableColumn11" style:family="table-column">
      <style:table-column-properties style:column-width="2.825in"/>
    </style:style>
    <style:style style:name="Table8" style:family="table">
      <style:table-properties style:width="4.94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" style:parent-style-name="Normál" style:family="paragraph">
      <style:text-properties fo:font-weight="bold" style:font-weight-asian="bold" style:font-weight-complex="bold"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Normá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Normál" style:family="paragraph"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5" style:parent-style-name="Bekezdésalapbetűtípusa" style:family="text">
      <style:text-properties fo:font-weight="bold" style:font-weight-asian="bold" style:font-weight-complex="bold"/>
    </style:style>
    <style:style style:name="T36" style:parent-style-name="Bekezdésalapbetűtípusa" style:family="text">
      <style:text-properties fo:font-weight="bold" style:font-weight-asian="bold" style:font-weight-complex="bold"/>
    </style:style>
    <style:style style:name="P37" style:parent-style-name="Normál" style:list-style-name="LFO1" style:family="paragraph"/>
    <style:style style:name="P38" style:parent-style-name="Normál" style:list-style-name="LFO1" style:family="paragraph"/>
    <style:style style:name="P39" style:parent-style-name="Normál" style:list-style-name="LFO1" style:family="paragraph"/>
    <style:style style:name="P40" style:parent-style-name="Normál" style:list-style-name="LFO1" style:family="paragraph"/>
    <style:style style:name="T41" style:parent-style-name="Bekezdésalapbetűtípusa" style:family="text">
      <style:text-properties fo:font-weight="bold" style:font-weight-asian="bold" style:font-weight-complex="bold"/>
    </style:style>
    <style:style style:name="P42" style:parent-style-name="Normál" style:list-style-name="LFO2" style:family="paragraph"/>
    <style:style style:name="P43" style:parent-style-name="Normál" style:list-style-name="LFO2" style:family="paragraph"/>
    <style:style style:name="P44" style:parent-style-name="Normál" style:list-style-name="LFO2" style:family="paragraph"/>
    <style:style style:name="P45" style:parent-style-name="Normál" style:list-style-name="LFO2" style:family="paragraph"/>
    <style:style style:name="P46" style:parent-style-name="Normál" style:list-style-name="LFO2" style:family="paragraph"/>
    <style:style style:name="P47" style:parent-style-name="Normál" style:list-style-name="LFO2" style:family="paragraph"/>
    <style:style style:name="P48" style:parent-style-name="Normál" style:list-style-name="LFO2" style:family="paragraph"/>
    <style:style style:name="P49" style:parent-style-name="Normál" style:list-style-name="LFO2" style:family="paragraph"/>
    <style:style style:name="P50" style:parent-style-name="Normál" style:list-style-name="LFO2" style:family="paragraph"/>
    <style:style style:name="T51" style:parent-style-name="Bekezdésalapbetűtípusa" style:family="text">
      <style:text-properties fo:font-weight="bold" style:font-weight-asian="bold" style:font-weight-complex="bold"/>
    </style:style>
    <style:style style:name="TableColumn53" style:family="table-column">
      <style:table-column-properties style:column-width="1.6708in"/>
    </style:style>
    <style:style style:name="TableColumn54" style:family="table-column">
      <style:table-column-properties style:column-width="0.7493in"/>
    </style:style>
    <style:style style:name="Table52" style:family="table">
      <style:table-properties style:width="2.4201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2" style:parent-style-name="Bekezdésalapbetűtípusa" style:family="text">
      <style:text-properties fo:font-weight="bold" style:font-weight-asian="bold" style:font-weight-complex="bold"/>
    </style:style>
    <style:style style:name="T83" style:parent-style-name="Bekezdésalapbetűtípusa" style:family="text">
      <style:text-properties fo:font-weight="bold" style:font-weight-asian="bold" style:font-weight-complex="bold"/>
    </style:style>
    <style:style style:name="T84" style:parent-style-name="Bekezdésalapbetűtípusa" style:family="text">
      <style:text-properties fo:font-weight="bold" style:font-weight-asian="bold" style:font-weight-complex="bold"/>
    </style:style>
    <style:style style:name="P85" style:parent-style-name="Normál" style:list-style-name="LFO3" style:family="paragraph"/>
    <style:style style:name="P86" style:parent-style-name="Normál" style:list-style-name="LFO3" style:family="paragraph"/>
    <style:style style:name="P87" style:parent-style-name="Normál" style:list-style-name="LFO3" style:family="paragraph"/>
    <style:style style:name="T88" style:parent-style-name="Bekezdésalapbetűtípusa" style:family="text">
      <style:text-properties fo:font-weight="bold" style:font-weight-asian="bold" style:font-weight-complex="bold"/>
    </style:style>
    <style:style style:name="T89" style:parent-style-name="Bekezdésalapbetűtípusa" style:family="text">
      <style:text-properties fo:font-style="italic" style:font-style-asian="italic" style:font-style-complex="italic"/>
    </style:style>
    <style:style style:name="P90" style:parent-style-name="Normál" style:family="paragraph">
      <style:paragraph-properties fo:break-before="page"/>
      <style:text-properties fo:hyphenate="true"/>
    </style:style>
    <style:style style:name="T91" style:parent-style-name="Bekezdésalapbetűtípusa" style:family="text">
      <style:text-properties fo:font-weight="bold" style:font-weight-asian="bold" style:font-weight-complex="bold"/>
    </style:style>
    <style:style style:name="T92" style:parent-style-name="Bekezdésalapbetűtípusa" style:family="text">
      <style:text-properties fo:font-weight="bold" style:font-weight-asian="bold" style:font-weight-complex="bold"/>
    </style:style>
    <style:style style:name="T93" style:parent-style-name="Bekezdésalapbetűtípusa" style:family="text">
      <style:text-properties fo:font-weight="bold" style:font-weight-asian="bold" style:font-weight-complex="bold"/>
    </style:style>
    <style:style style:name="T94" style:parent-style-name="Bekezdésalapbetűtípusa" style:family="text">
      <style:text-properties fo:font-weight="bold" style:font-weight-asian="bold" style:font-weight-complex="bold"/>
    </style:style>
    <style:style style:name="T95" style:parent-style-name="Bekezdésalapbetűtípusa" style:family="text">
      <style:text-properties fo:font-weight="bold" style:font-weight-asian="bold" style:font-weight-complex="bold"/>
    </style:style>
    <style:style style:name="TableColumn97" style:family="table-column">
      <style:table-column-properties style:column-width="1.3388in"/>
    </style:style>
    <style:style style:name="TableColumn98" style:family="table-column">
      <style:table-column-properties style:column-width="0.7854in"/>
    </style:style>
    <style:style style:name="TableColumn99" style:family="table-column">
      <style:table-column-properties style:column-width="2.825in"/>
    </style:style>
    <style:style style:name="Table96" style:family="table">
      <style:table-properties style:width="4.9493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ál" style:family="paragraph">
      <style:text-properties fo:font-weight="bold" style:font-weight-asian="bold" style:font-weight-complex="bold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ál" style:family="paragraph">
      <style:text-properties fo:font-weight="bold" style:font-weight-asian="bold" style:font-weight-complex="bold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ál" style:family="paragraph">
      <style:text-properties fo:font-weight="bold" style:font-weight-asian="bold" style:font-weight-complex="bold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3" style:parent-style-name="Bekezdésalapbetűtípusa" style:family="text">
      <style:text-properties fo:font-weight="bold" style:font-weight-asian="bold" style:font-weight-complex="bold"/>
    </style:style>
    <style:style style:name="T124" style:parent-style-name="Bekezdésalapbetűtípusa" style:family="text">
      <style:text-properties fo:font-weight="bold" style:font-weight-asian="bold" style:font-weight-complex="bold"/>
    </style:style>
    <style:style style:name="P125" style:parent-style-name="Normál" style:list-style-name="LFO4" style:family="paragraph"/>
    <style:style style:name="T126" style:parent-style-name="Bekezdésalapbetűtípusa" style:family="text">
      <style:text-properties fo:font-weight="bold" style:font-weight-asian="bold" style:font-weight-complex="bold"/>
    </style:style>
    <style:style style:name="P127" style:parent-style-name="Normál" style:list-style-name="LFO4" style:family="paragraph"/>
    <style:style style:name="T128" style:parent-style-name="Bekezdésalapbetűtípusa" style:family="text">
      <style:text-properties fo:font-weight="bold" style:font-weight-asian="bold" style:font-weight-complex="bold"/>
    </style:style>
    <style:style style:name="P129" style:parent-style-name="Normál" style:list-style-name="LFO4" style:family="paragraph"/>
    <style:style style:name="T130" style:parent-style-name="Bekezdésalapbetűtípusa" style:family="text">
      <style:text-properties fo:font-weight="bold" style:font-weight-asian="bold" style:font-weight-complex="bold"/>
    </style:style>
    <style:style style:name="P131" style:parent-style-name="Normál" style:list-style-name="LFO4" style:family="paragraph"/>
    <style:style style:name="T132" style:parent-style-name="Bekezdésalapbetűtípusa" style:family="text">
      <style:text-properties fo:font-weight="bold" style:font-weight-asian="bold" style:font-weight-complex="bold"/>
    </style:style>
    <style:style style:name="T133" style:parent-style-name="Bekezdésalapbetűtípusa" style:family="text">
      <style:text-properties fo:font-weight="bold" style:font-weight-asian="bold" style:font-weight-complex="bold"/>
    </style:style>
    <style:style style:name="P134" style:parent-style-name="Normál" style:list-style-name="LFO5" style:family="paragraph"/>
    <style:style style:name="P135" style:parent-style-name="Normál" style:list-style-name="LFO5" style:family="paragraph"/>
    <style:style style:name="P136" style:parent-style-name="Normál" style:list-style-name="LFO5" style:family="paragraph"/>
    <style:style style:name="P137" style:parent-style-name="Normál" style:list-style-name="LFO5" style:family="paragraph"/>
    <style:style style:name="T138" style:parent-style-name="Bekezdésalapbetűtípusa" style:family="text">
      <style:text-properties fo:font-weight="bold" style:font-weight-asian="bold" style:font-weight-complex="bold"/>
    </style:style>
    <style:style style:name="T139" style:parent-style-name="Bekezdésalapbetűtípusa" style:family="text">
      <style:text-properties fo:font-weight="bold" style:font-weight-asian="bold" style:font-weight-complex="bold"/>
    </style:style>
    <style:style style:name="T140" style:parent-style-name="Bekezdésalapbetűtípusa" style:family="text">
      <style:text-properties fo:font-weight="bold" style:font-weight-asian="bold" style:font-weight-complex="bold"/>
    </style:style>
    <style:style style:name="T141" style:parent-style-name="Bekezdésalapbetűtípusa" style:family="text">
      <style:text-properties fo:font-weight="bold" style:font-weight-asian="bold" style:font-weight-complex="bold"/>
    </style:style>
    <style:style style:name="P142" style:parent-style-name="Normál" style:list-style-name="LFO6" style:family="paragraph"/>
    <style:style style:name="P143" style:parent-style-name="Normál" style:list-style-name="LFO6" style:family="paragraph"/>
    <style:style style:name="P144" style:parent-style-name="Normál" style:list-style-name="LFO6" style:family="paragraph"/>
    <style:style style:name="P145" style:parent-style-name="Normál" style:list-style-name="LFO6" style:family="paragraph"/>
    <style:style style:name="T146" style:parent-style-name="Bekezdésalapbetűtípusa" style:family="text">
      <style:text-properties fo:font-weight="bold" style:font-weight-asian="bold" style:font-weight-complex="bold"/>
    </style:style>
    <style:style style:name="P147" style:parent-style-name="Normál" style:list-style-name="LFO7" style:family="paragraph"/>
    <style:style style:name="P148" style:parent-style-name="Normál" style:list-style-name="LFO7" style:family="paragraph"/>
    <style:style style:name="P149" style:parent-style-name="Normál" style:list-style-name="LFO7" style:family="paragraph"/>
    <style:style style:name="P150" style:parent-style-name="Normál" style:list-style-name="LFO7" style:family="paragraph"/>
    <style:style style:name="P151" style:parent-style-name="Normál" style:list-style-name="LFO7" style:family="paragraph"/>
    <style:style style:name="P152" style:parent-style-name="Normál" style:list-style-name="LFO7" style:family="paragraph"/>
    <style:style style:name="P153" style:parent-style-name="Normál" style:list-style-name="LFO7" style:family="paragraph"/>
    <style:style style:name="P154" style:parent-style-name="Normál" style:list-style-name="LFO7" style:family="paragraph"/>
    <style:style style:name="P155" style:parent-style-name="Normál" style:list-style-name="LFO7" style:family="paragraph"/>
    <style:style style:name="T156" style:parent-style-name="Bekezdésalapbetűtípusa" style:family="text">
      <style:text-properties fo:font-weight="bold" style:font-weight-asian="bold" style:font-weight-complex="bold"/>
    </style:style>
    <style:style style:name="TableColumn158" style:family="table-column">
      <style:table-column-properties style:column-width="1.6708in"/>
    </style:style>
    <style:style style:name="TableColumn159" style:family="table-column">
      <style:table-column-properties style:column-width="0.7493in"/>
    </style:style>
    <style:style style:name="Table157" style:family="table">
      <style:table-properties style:width="2.4201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9" style:family="table-row">
      <style:table-row-properties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7" style:parent-style-name="Bekezdésalapbetűtípusa" style:family="text">
      <style:text-properties fo:font-weight="bold" style:font-weight-asian="bold" style:font-weight-complex="bold"/>
    </style:style>
    <style:style style:name="T188" style:parent-style-name="Bekezdésalapbetűtípusa" style:family="text">
      <style:text-properties fo:font-weight="bold" style:font-weight-asian="bold" style:font-weight-complex="bold"/>
    </style:style>
    <style:style style:name="T189" style:parent-style-name="Bekezdésalapbetűtípusa" style:family="text">
      <style:text-properties fo:font-weight="bold" style:font-weight-asian="bold" style:font-weight-complex="bold"/>
    </style:style>
    <style:style style:name="P190" style:parent-style-name="Normál" style:list-style-name="LFO8" style:family="paragraph"/>
    <style:style style:name="P191" style:parent-style-name="Normál" style:list-style-name="LFO8" style:family="paragraph"/>
    <style:style style:name="P192" style:parent-style-name="Normál" style:list-style-name="LFO8" style:family="paragraph"/>
    <style:style style:name="T193" style:parent-style-name="Bekezdésalapbetűtípusa" style:family="text">
      <style:text-properties fo:font-weight="bold" style:font-weight-asian="bold" style:font-weight-complex="bold"/>
    </style:style>
    <style:style style:name="T194" style:parent-style-name="Bekezdésalapbetűtípusa" style:family="text">
      <style:text-properties fo:font-weight="bold" style:font-weight-asian="bold" style:font-weight-complex="bold"/>
    </style:style>
    <style:style style:name="T195" style:parent-style-name="Bekezdésalapbetűtípusa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3">Projektzáró beszámoló</text:span></text:p>
      <text:p text:style-name="Normál"><text:span text:style-name="T4">1. A projekt címe:</text:span><text:s/>Quiz játék</text:p>
      <text:p text:style-name="Normál"><text:span text:style-name="T5">2. A projekt célja:</text:span><text:s/>A Quiz játék egy oktatási célú, hacker szimulációs környezetbe ágyazott kvízjáték, amely során a játékosok számítógépes hálózatokat foglalnak el helyes válaszokkal. A cél a tanulás játékos, élményszerű támogatása.</text:p>
      <text:p text:style-name="Normál"><text:span text:style-name="T6">3. A projekt időtartama:</text:span><text:s/>2025. március 4. – 2025. április 28.</text:p>
      <text:p text:style-name="Normál"><text:span text:style-name="T7">4. A projektben résztvevő hallgatók: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év</text:p>
          </table:table-cell>
          <table:table-cell table:style-name="TableCell15">
            <text:p text:style-name="P16">Neptun kód</text:p>
          </table:table-cell>
          <table:table-cell table:style-name="TableCell17">
            <text:p text:style-name="P18">Feladatkör</text:p>
          </table:table-cell>
        </table:table-row>
        <table:table-row table:style-name="TableRow19">
          <table:table-cell table:style-name="TableCell20">
            <text:p text:style-name="Normál">Asboth Noémi</text:p>
          </table:table-cell>
          <table:table-cell table:style-name="TableCell21">
            <text:p text:style-name="Normál">BKHD50</text:p>
          </table:table-cell>
          <table:table-cell table:style-name="TableCell22">
            <text:p text:style-name="Normál">Projektvezető, programozás, JSON fájlkezelés</text:p>
          </table:table-cell>
        </table:table-row>
        <table:table-row table:style-name="TableRow23">
          <table:table-cell table:style-name="TableCell24">
            <text:p text:style-name="Normál">Barányi Alexandra</text:p>
          </table:table-cell>
          <table:table-cell table:style-name="TableCell25">
            <text:p text:style-name="Normál">L0T3QD</text:p>
          </table:table-cell>
          <table:table-cell table:style-name="TableCell26">
            <text:p text:style-name="Normál">GUI tervezés, megvalósítás</text:p>
          </table:table-cell>
        </table:table-row>
        <table:table-row table:style-name="TableRow27">
          <table:table-cell table:style-name="TableCell28">
            <text:p text:style-name="Normál">Hajnal Márk Mihály</text:p>
          </table:table-cell>
          <table:table-cell table:style-name="TableCell29">
            <text:p text:style-name="Normál">L5A1D1</text:p>
          </table:table-cell>
          <table:table-cell table:style-name="TableCell30">
            <text:p text:style-name="Normál">GUI tervezés, megvalósítás</text:p>
          </table:table-cell>
        </table:table-row>
        <table:table-row table:style-name="TableRow31">
          <table:table-cell table:style-name="TableCell32">
            <text:p text:style-name="Normál">Kassai László Richárd</text:p>
          </table:table-cell>
          <table:table-cell table:style-name="TableCell33">
            <text:p text:style-name="Normál">RMD1FZ</text:p>
          </table:table-cell>
          <table:table-cell table:style-name="TableCell34">
            <text:p text:style-name="Normál">Dokumentáció, JSON fájlok</text:p>
          </table:table-cell>
        </table:table-row>
      </table:table>
      <text:p text:style-name="Normál"><text:span text:style-name="T35">5. A projekt rövid leírása:</text:span><text:s/>A program célja, hogy a felhasználó egy „hacker” szerepébe bújva kérdések megválaszolásával foglaljon el számítógépeket egy hálózaton belül. A kérdések nehézségi szint szerint (könnyű, közepes, nehéz) kategorizálva jelennek meg, és a válaszadás helyessége határozza meg a játékos előrehaladását. A játék JSON fájlokból dolgozik, ezek tárolják a kérdéseket, válaszokat és a pontozást.</text:p>
      <text:p text:style-name="Normál"><text:span text:style-name="T36">6. Használt eszközök és technológiák:</text:span></text:p>
      <text:list text:style-name="LFO1" text:continue-numbering="true">
        <text:list-item>
          <text:p text:style-name="P37">Programozási nyelv: C#</text:p>
        </text:list-item>
        <text:list-item>
          <text:p text:style-name="P38">Fejlesztőkörnyezet: Visual Studio</text:p>
        </text:list-item>
        <text:list-item>
          <text:p text:style-name="P39">Grafikus felület: WPF (Windows Presentation Foundation)</text:p>
        </text:list-item>
        <text:list-item>
          <text:p text:style-name="P40">Adatkezelés: JSON fájlok</text:p>
        </text:list-item>
      </text:list>
      <text:p text:style-name="Normál"><text:span text:style-name="T41">7. A projekt fő funkciói:</text:span></text:p>
      <text:list text:style-name="LFO2" text:continue-numbering="true">
        <text:list-item>
          <text:p text:style-name="P42">Kérdések tárolása JSON fájlban</text:p>
        </text:list-item>
        <text:list-item>
          <text:p text:style-name="P43">Véletlenszerű kérdés kiválasztás</text:p>
        </text:list-item>
        <text:list-item>
          <text:p text:style-name="P44">Kérdés nehézségi szintek (1 – easy, 2 – normal, 3 – hard)</text:p>
        </text:list-item>
        <text:list-item>
          <text:p text:style-name="P45">Helyes válasz ellenőrzése JSON alapján</text:p>
        </text:list-item>
        <text:list-item>
          <text:p text:style-name="P46">Pontozás, hibahatár kezelése pályánként</text:p>
        </text:list-item>
        <text:list-item>
          <text:p text:style-name="P47">Több pálya</text:p>
        </text:list-item>
        <text:list-item>
          <text:p text:style-name="P48">Menü rendszer</text:p>
        </text:list-item>
        <text:list-item>
          <text:p text:style-name="P49">Felugró ablakoks</text:p>
        </text:list-item>
        <text:list-item>
          <text:p text:style-name="P50">Highscore megjelenítés</text:p>
        </text:list-item>
      </text:list>
      <text:p text:style-name="Normál"><text:span text:style-name="T51">8. Fejlesztés menete, mérföldkövek:</text:span>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soft-page-break/>
            <text:p text:style-name="Normál">Mérföldkő</text:p>
          </table:table-cell>
          <table:table-cell table:style-name="TableCell57">
            <text:p text:style-name="Normál">Időpont</text:p>
          </table:table-cell>
        </table:table-row>
        <table:table-row table:style-name="TableRow58">
          <table:table-cell table:style-name="TableCell59">
            <text:p text:style-name="Normál">Feladatkiosztás</text:p>
          </table:table-cell>
          <table:table-cell table:style-name="TableCell60">
            <text:p text:style-name="Normál">2025.03.04</text:p>
          </table:table-cell>
        </table:table-row>
        <table:table-row table:style-name="TableRow61">
          <table:table-cell table:style-name="TableCell62">
            <text:p text:style-name="Normál">Funkciók meghatározása</text:p>
          </table:table-cell>
          <table:table-cell table:style-name="TableCell63">
            <text:p text:style-name="Normál">2025.03.06</text:p>
          </table:table-cell>
        </table:table-row>
        <table:table-row table:style-name="TableRow64">
          <table:table-cell table:style-name="TableCell65">
            <text:p text:style-name="Normál">Objektumdiagram</text:p>
          </table:table-cell>
          <table:table-cell table:style-name="TableCell66">
            <text:p text:style-name="Normál">2025.03.13</text:p>
          </table:table-cell>
        </table:table-row>
        <table:table-row table:style-name="TableRow67">
          <table:table-cell table:style-name="TableCell68">
            <text:p text:style-name="Normál">Adatbázismodell, GUI terv</text:p>
          </table:table-cell>
          <table:table-cell table:style-name="TableCell69">
            <text:p text:style-name="Normál">2025.03.20</text:p>
          </table:table-cell>
        </table:table-row>
        <table:table-row table:style-name="TableRow70">
          <table:table-cell table:style-name="TableCell71">
            <text:p text:style-name="Normál">Adatgyűjtés</text:p>
          </table:table-cell>
          <table:table-cell table:style-name="TableCell72">
            <text:p text:style-name="Normál">2025.03.27</text:p>
          </table:table-cell>
        </table:table-row>
        <table:table-row table:style-name="TableRow73">
          <table:table-cell table:style-name="TableCell74">
            <text:p text:style-name="Normál">Összeállítás</text:p>
          </table:table-cell>
          <table:table-cell table:style-name="TableCell75">
            <text:p text:style-name="Normál">2025.04.20</text:p>
          </table:table-cell>
        </table:table-row>
        <table:table-row table:style-name="TableRow76">
          <table:table-cell table:style-name="TableCell77">
            <text:p text:style-name="Normál">Tesztelés</text:p>
          </table:table-cell>
          <table:table-cell table:style-name="TableCell78">
            <text:p text:style-name="Normál">2025.04.24</text:p>
          </table:table-cell>
        </table:table-row>
        <table:table-row table:style-name="TableRow79">
          <table:table-cell table:style-name="TableCell80">
            <text:p text:style-name="Normál">Projektzárás</text:p>
          </table:table-cell>
          <table:table-cell table:style-name="TableCell81">
            <text:p text:style-name="Normál">2025.04.28</text:p>
          </table:table-cell>
        </table:table-row>
      </table:table>
      <text:p text:style-name="Normál"><text:span text:style-name="T82">9. Nehézségek, problémák:</text:span><text:s/>A legnagyobb kihívást a GUI kialakítása jelentette, mivel a játékosbarát és esztétikus felület létrehozása időigényes volt. A csapat napi rutinjai eltérőek voltak, ami néha nehezítette az együttműködést.</text:p>
      <text:p text:style-name="Normál"><text:span text:style-name="T83">10. Tapasztalatok:</text:span><text:s/>A projektvezető számára a legnagyobb fejlődési terület a csapatmenedzsment volt: a kommunikáció, feladatkiosztás, ütemezés szervezése. A csapattagok szaktudása jól kiegészítette egymást, és mindenki hozzájárult a közös sikerhez.</text:p>
      <text:p text:style-name="Normál"><text:span text:style-name="T84">11. A csapatmunka értékelése:</text:span><text:s/>A munka során mindenki kivette a részét:</text:p>
      <text:list text:style-name="LFO3" text:continue-numbering="true">
        <text:list-item>
          <text:p text:style-name="P85">László: dokumentáció, JSON fájlok</text:p>
        </text:list-item>
        <text:list-item>
          <text:p text:style-name="P86">Alexandra és Márk: GUI</text:p>
        </text:list-item>
        <text:list-item>
          <text:p text:style-name="P87">Noémi: háttérkód, logika, JSON fájlkezelés</text:p>
        </text:list-item>
      </text:list>
      <text:p text:style-name="Normál"><text:span text:style-name="T88">12. Záró gondolat:</text:span><text:s/>A Quiz játék projekt sikeresen teljesült, az elképzeléseinket megvalósítottuk, és egy működőképes, oktatási célt szolgáló alkalmazást adtunk át.</text:p>
      <text:p text:style-name="Normál"><text:span text:style-name="T89">Dátum: 2025. április 28.</text:span></text:p>
      <text:p text:style-name="Normál"/>
      <text:p text:style-name="P90"/>
      <text:soft-page-break/>
      <text:p text:style-name="Normál"><text:span text:style-name="T91">Projektzáró beszámoló</text:span></text:p>
      <text:p text:style-name="Normál"><text:span text:style-name="T92">1. A projekt címe:</text:span><text:s/>Quiz játék</text:p>
      <text:p text:style-name="Normál"><text:span text:style-name="T93">2. A projekt célja:</text:span><text:s/>A Quiz játék egy oktatási célú, hacker szimulációs környezetbe ágyazott kvízjáték, amely során a játékosok számítógépes hálózatokat foglalnak el helyes válaszokkal. A cél a tanulás játékos, élményszerű támogatása.</text:p>
      <text:p text:style-name="Normál"><text:span text:style-name="T94">3. A projekt időtartama:</text:span><text:s/>2025. március 4. – 2025. április 28.</text:p>
      <text:p text:style-name="Normál"><text:span text:style-name="T95">4. A projektben résztvevő hallgatók:</text:span>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Név</text:p>
          </table:table-cell>
          <table:table-cell table:style-name="TableCell103">
            <text:p text:style-name="P104">Neptun kód</text:p>
          </table:table-cell>
          <table:table-cell table:style-name="TableCell105">
            <text:p text:style-name="P106">Feladatkör</text:p>
          </table:table-cell>
        </table:table-row>
        <table:table-row table:style-name="TableRow107">
          <table:table-cell table:style-name="TableCell108">
            <text:p text:style-name="Normál">Asboth Noémi</text:p>
          </table:table-cell>
          <table:table-cell table:style-name="TableCell109">
            <text:p text:style-name="Normál">BKHD50</text:p>
          </table:table-cell>
          <table:table-cell table:style-name="TableCell110">
            <text:p text:style-name="Normál">Projektvezető, programozás, JSON fájlkezelés</text:p>
          </table:table-cell>
        </table:table-row>
        <table:table-row table:style-name="TableRow111">
          <table:table-cell table:style-name="TableCell112">
            <text:p text:style-name="Normál">Barányi Alexandra</text:p>
          </table:table-cell>
          <table:table-cell table:style-name="TableCell113">
            <text:p text:style-name="Normál">L0T3QD</text:p>
          </table:table-cell>
          <table:table-cell table:style-name="TableCell114">
            <text:p text:style-name="Normál">GUI tervezés, megvalósítás</text:p>
          </table:table-cell>
        </table:table-row>
        <table:table-row table:style-name="TableRow115">
          <table:table-cell table:style-name="TableCell116">
            <text:p text:style-name="Normál">Hajnal Márk Mihály</text:p>
          </table:table-cell>
          <table:table-cell table:style-name="TableCell117">
            <text:p text:style-name="Normál">L5A1D1</text:p>
          </table:table-cell>
          <table:table-cell table:style-name="TableCell118">
            <text:p text:style-name="Normál">GUI tervezés, megvalósítás</text:p>
          </table:table-cell>
        </table:table-row>
        <table:table-row table:style-name="TableRow119">
          <table:table-cell table:style-name="TableCell120">
            <text:p text:style-name="Normál">Kassai László Richárd</text:p>
          </table:table-cell>
          <table:table-cell table:style-name="TableCell121">
            <text:p text:style-name="Normál">RMD1FZ</text:p>
          </table:table-cell>
          <table:table-cell table:style-name="TableCell122">
            <text:p text:style-name="Normál">Dokumentáció, JSON fájlok</text:p>
          </table:table-cell>
        </table:table-row>
      </table:table>
      <text:p text:style-name="Normál"><text:span text:style-name="T123">5. A rendszer részletes leírása:</text:span><text:s/>A játék feleletválasztós kérdéseket tartalmaz. Minden kérdéshez négy válaszlehetőség tartozik, amelyek közül egy helyes. A kérdések az informatika témaköréből származnak, azon belül is programozás, hardver, számítógép-ismeret és hálózati ismeretek területekről.</text:p>
      <text:p text:style-name="Normál">A kérdések megválaszolása után a játék pontozza a válaszokat: a pontérték megegyezik a kérdés nehézségi szintjével (1-3). Hibás válasz esetén az adott gép nem foglalható el, hanem nehezebb szintű kérdés jelenik meg az új próbálkozáshoz.</text:p>
      <text:p text:style-name="Normál">A játék nem tartalmaz időkorlátot a kérdésekre, de az eltelt időt méri, és a végén megjeleníti, mint rekordidőt.</text:p>
      <text:p text:style-name="Normál"><text:span text:style-name="T124">6. Modulok részletezése:</text:span></text:p>
      <text:list text:style-name="LFO4" text:continue-numbering="true">
        <text:list-item>
          <text:p text:style-name="P125"><text:span text:style-name="T126">Főmenü:</text:span><text:s/>Három fő gombból áll, amelyekkel a játékos navigálhat: Játék indítása, Pályák, Highscores.</text:p>
        </text:list-item>
        <text:list-item>
          <text:p text:style-name="P127"><text:span text:style-name="T128">Pályaválasztó:</text:span><text:s/>Három gombot tartalmaz (map 1, map 2, map 3), amelyekkel a nehézségi szintek szerint lehet pályát választani.</text:p>
        </text:list-item>
        <text:list-item>
          <text:p text:style-name="P129"><text:span text:style-name="T130">Játékmenet:</text:span><text:s/>Egy számítógépre kattintva felugró ablak jelenik meg, amely a kiválasztott nehézségű kérdést jeleníti meg. A kérdés egy osztály függvényéből kerül elő, amely a nehézségi szintet paraméterként kapja.</text:p>
        </text:list-item>
        <text:list-item>
          <text:p text:style-name="P131"><text:span text:style-name="T132">Eredménymegjelenítő:</text:span><text:s/>A válasz megadása után a pontszám és a hibák száma azonnal frissül. Ez ugyanazon osztály függvénye, amely a kérdés megjelenítését és ellenőrzését is végzi.</text:p>
        </text:list-item>
      </text:list>
      <text:p text:style-name="Normál"><text:span text:style-name="T133">7. Használt technológiák:</text:span></text:p>
      <text:list text:style-name="LFO5" text:continue-numbering="true">
        <text:list-item>
          <text:p text:style-name="P134">Programozási nyelv: C#</text:p>
        </text:list-item>
        <text:list-item>
          <text:p text:style-name="P135">Fejlesztőkörnyezet: Visual Studio</text:p>
        </text:list-item>
        <text:list-item>
          <text:p text:style-name="P136">Grafikus felület: WPF (Windows Presentation Foundation)</text:p>
        </text:list-item>
        <text:list-item>
          <text:p text:style-name="P137">Adatkezelés: JSON fájlok</text:p>
        </text:list-item>
      </text:list>
      <text:p text:style-name="Normál"><text:span text:style-name="T138">8. Adatkezelés részletezése:</text:span><text:s/>A kérdések így tárolódnak egy JSON fájlban:</text:p>
      <text:p text:style-name="Normál">{</text:p>
      <text:p text:style-name="Normál"><text:s text:c="2"/>"id": 1,</text:p>
      <text:p text:style-name="Normál"><text:s text:c="2"/>"question": "Minek a rövidítése a PC?",</text:p>
      <text:p text:style-name="Normál"><text:s text:c="2"/>"options": [</text:p>
      <text:p text:style-name="Normál"><text:s text:c="4"/>"Personal Computer",</text:p>
      <text:p text:style-name="Normál"><text:s text:c="4"/>"Portable Computer",</text:p>
      <text:p text:style-name="Normál"><text:s text:c="4"/>"Personal Calculating machine",</text:p>
      <text:p text:style-name="Normál"><text:s text:c="4"/>"Portable Calculating machine"</text:p>
      <text:p text:style-name="Normál"><text:s text:c="2"/>],</text:p>
      <text:p text:style-name="Normál"><text:s text:c="2"/>"answer": "Personal Computer",</text:p>
      <text:p text:style-name="Normál"><text:s text:c="2"/>"rank": 1</text:p>
      <text:p text:style-name="Normál">}</text:p>
      <text:p text:style-name="Normál">A pontszámok futás közben változókban tárolódnak, és a pálya végén egy másik JSON fájlba kerülnek mentésre, pl.:</text:p>
      <text:p text:style-name="Normál">{</text:p>
      <text:p text:style-name="Normál"><text:s text:c="2"/>"scoreLs": [</text:p>
      <text:p text:style-name="Normál"><text:s text:c="4"/>{</text:p>
      <text:p text:style-name="Normál"><text:s text:c="6"/>"TimeMinut": 20,</text:p>
      <text:p text:style-name="Normál"><text:s text:c="6"/>"Mep": 1,</text:p>
      <text:p text:style-name="Normál"><text:s text:c="6"/>"Score": 10</text:p>
      <text:p text:style-name="Normál"><text:s text:c="4"/>}</text:p>
      <text:p text:style-name="Normál"><text:s text:c="2"/>]</text:p>
      <text:p text:style-name="Normál">}</text:p>
      <text:p text:style-name="Normál"><text:span text:style-name="T139">9. Tesztelés:</text:span><text:s/>A játékot a csapattagok és néhány külsős (barát, ismerős) tesztelte. A tesztelés manuálisan történt, a program teljes futása mellett az egyes osztályok metódusait külön is kipróbáltuk. Több hibát is találtunk, ezek döntő többsége javításra került, de kisebb hibák előfordulhatnak még.</text:p>
      <text:p text:style-name="Normál"><text:span text:style-name="T140">10. Fejlesztés és időkezelés:</text:span><text:s/>A modulok párhuzamosan készültek, így az időfelosztás nem volt modulonként elkülönítve. A projekt ütemtervét tartani tudtuk.</text:p>
      <text:p text:style-name="Normál"><text:span text:style-name="T141">11. Rendszerkövetelmények:</text:span></text:p>
      <text:list text:style-name="LFO6" text:continue-numbering="true">
        <text:list-item>
          <text:p text:style-name="P142">Operációs rendszer: Windows</text:p>
        </text:list-item>
        <text:list-item>
          <text:p text:style-name="P143">Minimális gépigény: alacsony, nem meghatározott</text:p>
        </text:list-item>
        <text:list-item>
          <text:p text:style-name="P144">Telepítés: Visual Studio által generált telepítő, futtatható .exe fájl</text:p>
        </text:list-item>
        <text:list-item>
          <text:p text:style-name="P145">Függőségek: .NET keretrendszer szükséges</text:p>
        </text:list-item>
      </text:list>
      <text:p text:style-name="Normál"><text:span text:style-name="T146">12. A projekt fő funkciói:</text:span></text:p>
      <text:list text:style-name="LFO7" text:continue-numbering="true">
        <text:list-item>
          <text:p text:style-name="P147">Kérdések tárolása JSON fájlban</text:p>
        </text:list-item>
        <text:list-item>
          <text:p text:style-name="P148">Véletlenszerű kérdés kiválasztás</text:p>
        </text:list-item>
        <text:list-item>
          <text:p text:style-name="P149">Kérdés nehézségi szintek (1 – easy, 2 – normal, 3 – hard)</text:p>
        </text:list-item>
        <text:list-item>
          <text:p text:style-name="P150">Helyes válasz ellenőrzése JSON alapján</text:p>
        </text:list-item>
        <text:list-item>
          <text:p text:style-name="P151">Pontozás, hibahatár kezelése pályánként</text:p>
        </text:list-item>
        <text:list-item>
          <text:p text:style-name="P152">Több pálya</text:p>
        </text:list-item>
        <text:list-item>
          <text:p text:style-name="P153">Menü rendszer</text:p>
        </text:list-item>
        <text:list-item>
          <text:p text:style-name="P154">Felugró ablakok</text:p>
        </text:list-item>
        <text:list-item>
          <text:p text:style-name="P155">Highscore megjelenítés</text:p>
        </text:list-item>
      </text:list>
      <text:p text:style-name="Normál"><text:span text:style-name="T156">13. Fejlesztés menete, mérföldkövek:</text:span></text:p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Normál">Mérföldkő</text:p>
          </table:table-cell>
          <table:table-cell table:style-name="TableCell162">
            <text:p text:style-name="Normál">Időpont</text:p>
          </table:table-cell>
        </table:table-row>
        <table:table-row table:style-name="TableRow163">
          <table:table-cell table:style-name="TableCell164">
            <text:p text:style-name="Normál">Feladatkiosztás</text:p>
          </table:table-cell>
          <table:table-cell table:style-name="TableCell165">
            <text:p text:style-name="Normál">2025.03.04</text:p>
          </table:table-cell>
        </table:table-row>
        <table:table-row table:style-name="TableRow166">
          <table:table-cell table:style-name="TableCell167">
            <text:p text:style-name="Normál">Funkciók meghatározása</text:p>
          </table:table-cell>
          <table:table-cell table:style-name="TableCell168">
            <text:p text:style-name="Normál">2025.03.06</text:p>
          </table:table-cell>
        </table:table-row>
        <table:table-row table:style-name="TableRow169">
          <table:table-cell table:style-name="TableCell170">
            <text:p text:style-name="Normál">Objektumdiagram</text:p>
          </table:table-cell>
          <table:table-cell table:style-name="TableCell171">
            <text:p text:style-name="Normál">2025.03.13</text:p>
          </table:table-cell>
        </table:table-row>
        <table:table-row table:style-name="TableRow172">
          <table:table-cell table:style-name="TableCell173">
            <text:p text:style-name="Normál">Adatbázismodell, GUI terv</text:p>
          </table:table-cell>
          <table:table-cell table:style-name="TableCell174">
            <text:p text:style-name="Normál">2025.03.20</text:p>
          </table:table-cell>
        </table:table-row>
        <table:table-row table:style-name="TableRow175">
          <table:table-cell table:style-name="TableCell176">
            <text:p text:style-name="Normál">Adatgyűjtés</text:p>
          </table:table-cell>
          <table:table-cell table:style-name="TableCell177">
            <text:p text:style-name="Normál">2025.03.27</text:p>
          </table:table-cell>
        </table:table-row>
        <table:table-row table:style-name="TableRow178">
          <table:table-cell table:style-name="TableCell179">
            <text:p text:style-name="Normál">Összeállítás</text:p>
          </table:table-cell>
          <table:table-cell table:style-name="TableCell180">
            <text:p text:style-name="Normál">2025.04.20</text:p>
          </table:table-cell>
        </table:table-row>
        <table:table-row table:style-name="TableRow181">
          <table:table-cell table:style-name="TableCell182">
            <text:p text:style-name="Normál">Tesztelés</text:p>
          </table:table-cell>
          <table:table-cell table:style-name="TableCell183">
            <text:p text:style-name="Normál">2025.04.24</text:p>
          </table:table-cell>
        </table:table-row>
        <table:table-row table:style-name="TableRow184">
          <table:table-cell table:style-name="TableCell185">
            <text:p text:style-name="Normál">Projektzárás</text:p>
          </table:table-cell>
          <table:table-cell table:style-name="TableCell186">
            <text:p text:style-name="Normál">2025.04.28</text:p>
          </table:table-cell>
        </table:table-row>
      </table:table>
      <text:p text:style-name="Normál"><text:span text:style-name="T187">14. Nehézségek, problémák:</text:span><text:s/>A legnagyobb kihívást a GUI kialakítása jelentette, mivel a játékosbarát és esztétikus felület létrehozása időigényes volt. A csapat napi rutinjai eltérőek voltak, ami néha nehezítette az együttműködést.</text:p>
      <text:p text:style-name="Normál"><text:span text:style-name="T188">15. Tapasztalatok:</text:span><text:s/>A projektvezető számára a legnagyobb fejlődési terület a csapatmenedzsment volt: a kommunikáció, feladatkiosztás, ütemezés szervezése. A csapattagok szaktudása jól kiegészítette egymást, és mindenki hozzájárult a közös sikerhez.</text:p>
      <text:p text:style-name="Normál"><text:span text:style-name="T189">16. A csapatmunka értékelése:</text:span><text:s/>A munka során mindenki kivette a részét:</text:p>
      <text:list text:style-name="LFO8" text:continue-numbering="true">
        <text:list-item>
          <text:p text:style-name="P190">László: dokumentáció, JSON fájlok</text:p>
        </text:list-item>
        <text:list-item>
          <text:p text:style-name="P191">Alexandra és Márk: GUI</text:p>
        </text:list-item>
        <text:list-item>
          <text:p text:style-name="P192">Noémi: háttérkód, logika, JSON fájlkezelés</text:p>
        </text:list-item>
      </text:list>
      <text:p text:style-name="Normál"><text:span text:style-name="T193">17. Csatolt képernyőképek:</text:span><text:s/>[A beszúrt képek a PPT-ben szerepelnek majd]</text:p>
      <text:p text:style-name="Normál"><text:span text:style-name="T194">18. Záró gondolat:</text:span><text:s/>A Quiz játék projekt sikeresen teljesült, az elképzeléseinket megvalósítottuk, és egy működőképes, oktatási célt szolgáló alkalmazást adtunk át.</text:p>
      <text:p text:style-name="Normál"><text:span text:style-name="T195">Dátum: 2025. április 28.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fo:margin-bottom="0.0555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Élőláb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Élőláb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émi Asboth</meta:initial-creator>
    <dc:creator>Noémi Asboth</dc:creator>
    <meta:creation-date>2025-04-20T21:39:00Z</meta:creation-date>
    <dc:date>2025-04-20T22:45:00Z</dc:date>
    <meta:template xlink:href="Normal.dotm" xlink:type="simple"/>
    <meta:editing-cycles>6</meta:editing-cycles>
    <meta:editing-duration>PT1440S</meta:editing-duration>
    <meta:document-statistic meta:page-count="6" meta:paragraph-count="14" meta:word-count="937" meta:character-count="7390" meta:row-count="53" meta:non-whitespace-character-count="6467"/>
  </office:meta>
</office:document-meta>
</file>